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LARCON PEREZ WALTE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LARCON PEREZ WALT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AEN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ARCON PEREZ, OSWAL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LARCON PEREZ, MILQUIADE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ATOS 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7003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66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6T21:43:5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